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Logboe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office:value-type="string" calcext:value-type="string">
            <text:p>13/02</text:p>
          </table:table-cell>
          <table:table-cell office:value-type="string" calcext:value-type="string">
            <text:p>Communicatieles 1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verleg met mr Derua en mr. De Weert over mogelijke strategieen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mogelijkheden/verschillen Kimaip-knx en SIM-knx van tapko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udoo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udoobuntu op udoo quad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andere kernel versies</text:p>
          </table:table-cell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Maken + experimenteren buildroot filesystem</text:p>
          </table:table-cell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Uitzoeken werking i2c bus op target</text:p>
          </table:table-cell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Aanpassen device tree voor activatie i2c1 en uart5</text:p>
          </table:table-cell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Builden + testen freescale kerne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office:value-type="string" calcext:value-type="string">
            <text:p>18/02</text:p>
          </table:table-cell>
          <table:table-cell office:value-type="string" calcext:value-type="string">
            <text:p>Uittesten device tree editor udoobuntu (inspiratie voor eigen dtb)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Vergadering voor opstartverslag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Uart en i2c testprogramma’s werken samen met mainline kernel + buildroot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Experimenteren met uboot env en scripts</text:p>
          </table:table-cell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Builden van mainline u-boot + eigen startupscripts</text:p>
          </table:table-cell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Solderen prototype pc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6:45:58.600441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2-21T16:46:10.476814480</dc:date>
    <meta:editing-duration>PT16M47S</meta:editing-duration>
    <meta:editing-cycles>12</meta:editing-cycles>
    <meta:generator>LibreOffice/5.1.4.2$Linux_X86_64 LibreOffice_project/10m0$Build-2</meta:generator>
    <meta:document-statistic meta:table-count="1" meta:cell-count="37" meta:object-count="0"/>
  </office:meta>
</office:document-meta>
</file>